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apple-system" svg:font-family="apple-system, BlinkMacSystemFont, 'Segoe UI', Roboto, 'Helvetica Neue', Arial, 'Noto Sans', 'Liberation Sans', sans-serif, 'Apple Color Emoji', 'Segoe UI Emoji', 'Segoe UI Symbol', 'Noto Color Emoji'"/>
    <style:font-face style:name="monospace" svg:font-family="monospace, monospace"/>
    <style:font-face style:name="sans-serif" svg:font-family="sans-serif"/>
  </office:font-face-decls>
  <office:automatic-styles>
    <style:style style:name="P1" style:family="paragraph" style:parent-style-name="Heading_20_1">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212529" loext:opacity="100%" style:font-name="apple-system" fo:letter-spacing="normal" fo:font-style="normal" fo:font-weight="normal"/>
    </style:style>
    <style:style style:name="P2" style:family="paragraph" style:parent-style-name="Heading_20_2">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212529" loext:opacity="100%" style:font-name="apple-system" fo:letter-spacing="normal" fo:font-style="normal" fo:font-weight="normal"/>
    </style:style>
    <style:style style:name="P3" style:family="paragraph" style:parent-style-name="Heading_20_3">
      <style:paragraph-properties fo:margin-left="0cm" fo:margin-right="0cm" fo:margin-top="0cm" fo:margin-bottom="0cm" style:contextual-spacing="false" fo:line-height="160%" fo:orphans="2" fo:widows="2" fo:text-indent="0cm" style:auto-text-indent="false" fo:padding="0cm" fo:border="none"/>
    </style:style>
    <style:style style:name="P4" style:family="paragraph" style:parent-style-name="List_20_Contents">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apple-system" fo:font-size="9.60000038146973pt" fo:letter-spacing="normal" fo:font-style="normal" fo:font-weight="normal"/>
    </style:style>
    <style:style style:name="P5" style:family="paragraph" style:parent-style-name="List_20_Contents">
      <style:paragraph-properties fo:margin-left="0cm" fo:margin-right="0cm" fo:margin-top="0cm" fo:margin-bottom="0.247cm" style:contextual-spacing="false" fo:text-align="start" style:justify-single-word="false" fo:orphans="2" fo:widows="2" fo:text-indent="0cm" style:auto-text-indent="false"/>
    </style:style>
    <style:style style:name="P6" style:family="paragraph" style:parent-style-name="List_20_Heading">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apple-system" fo:font-size="9.60000038146973pt" fo:letter-spacing="normal" fo:font-style="normal" fo:font-weight="bold"/>
    </style:style>
    <style:style style:name="P7" style:family="paragraph" style:parent-style-name="List_20_Heading">
      <style:paragraph-properties fo:margin-top="0cm" fo:margin-bottom="0.247cm" style:contextual-spacing="false" fo:text-align="start" style:justify-single-word="false" fo:orphans="2" fo:widows="2"/>
      <style:text-properties fo:font-variant="normal" fo:text-transform="none" fo:color="#212529" loext:opacity="100%" style:font-name="apple-system" fo:font-size="9.60000038146973pt" fo:letter-spacing="normal" fo:font-style="normal" fo:font-weight="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8.39999961853027pt" fo:letter-spacing="normal" fo:font-style="normal" fo:font-weight="normal"/>
    </style:style>
    <style:style style:name="P1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apple-system" fo:font-size="9.60000038146973pt" fo:letter-spacing="normal" fo:font-style="normal" fo:font-weight="normal"/>
    </style:style>
    <style:style style:name="P13" style:family="paragraph" style:parent-style-name="Text_20_body">
      <style:text-properties fo:font-variant="normal" fo:text-transform="none" fo:color="#212529" loext:opacity="100%" style:font-name="apple-system" fo:font-size="9.60000038146973pt" fo:letter-spacing="normal" fo:font-style="normal" fo:font-weight="normal"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T1" style:family="text">
      <style:text-properties officeooo:rsid="0010a53b"/>
    </style:style>
    <style:style style:name="T2" style:family="text">
      <style:text-properties fo:font-variant="normal" fo:text-transform="none" fo:color="#202122" loext:opacity="100%" style:font-name="sans-serif" fo:font-size="8.39999961853027pt" fo:letter-spacing="normal" fo:font-style="normal" fo:font-weight="normal"/>
    </style:style>
    <style:style style:name="T3" style:family="text">
      <style:text-properties fo:font-variant="normal" fo:text-transform="none" fo:color="#3366cc" loext:opacity="100%" style:text-line-through-style="none" style:text-line-through-type="none" style:font-name="sans-serif" fo:font-size="8.39999961853027pt" fo:letter-spacing="normal" fo:font-style="normal" style:text-underline-style="none" fo:font-weight="normal" style:text-blinking="false"/>
    </style:style>
    <style:style style:name="T4" style:family="text">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style:style>
    <style:style style:name="T5" style:family="text">
      <style:text-properties fo:font-variant="normal" fo:text-transform="none" fo:color="#000000" loext:opacity="100%" style:font-name="monospace" fo:font-size="8.39999961853027pt" fo:letter-spacing="normal" fo:font-style="normal" fo:font-weight="normal" fo:background-color="#f8f9fa" loext:char-shading-value="0" loext:padding-left="0.085cm" loext:padding-right="0cm" loext:padding-top="0.049cm" loext:padding-bottom="0.049cm" loext:border-left="0.06pt solid #eaecf0" loext:border-right="none" loext:border-top="0.06pt solid #eaecf0" loext:border-bottom="0.06pt solid #eaecf0"/>
    </style:style>
    <style:style style:name="T6" style:family="text">
      <style:text-properties fo:font-variant="normal" fo:text-transform="none" fo:color="#000000" loext:opacity="100%" style:font-name="sans-serif" fo:letter-spacing="normal" fo:font-style="normal" fo:font-weight="normal"/>
    </style:style>
    <style:style style:name="T7" style:family="text">
      <style:text-properties fo:font-variant="normal" fo:text-transform="none" fo:color="#000000" loext:opacity="100%" style:font-name="Open Sans" fo:font-size="9.60000038146973pt" fo:letter-spacing="normal" fo:font-style="normal" fo:font-weight="normal"/>
    </style:style>
    <style:style style:name="T8" style:family="text">
      <style:text-properties fo:font-variant="normal" fo:text-transform="none" fo:color="#000000" loext:opacity="100%" style:font-name="Open Sans" fo:font-size="9.60000038146973pt" fo:letter-spacing="normal" fo:font-style="normal" fo:font-weight="bold" style:font-weight-asian="bold" style:font-weight-complex="bold"/>
    </style:style>
    <style:style style:name="T9" style:family="text">
      <style:text-properties fo:font-variant="normal" fo:text-transform="none" fo:color="#000000" loext:opacity="100%" fo:letter-spacing="normal"/>
    </style:style>
    <style:style style:name="T10" style:family="text">
      <style:text-properties fo:font-variant="normal" fo:text-transform="none" fo:color="#54595d" loext:opacity="100%" style:font-name="sans-serif" fo:font-size="12pt" fo:letter-spacing="normal" fo:font-style="normal" fo:font-weight="normal"/>
    </style:style>
    <style:style style:name="T11" style:family="text">
      <style:text-properties fo:font-variant="normal" fo:text-transform="none" fo:color="#212529" loext:opacity="100%" style:font-name="apple-system" fo:font-size="9.60000038146973pt" fo:letter-spacing="normal" fo:font-style="normal" fo:font-weight="normal"/>
    </style:style>
    <style:style style:name="T12" style:family="text">
      <style:text-properties fo:font-variant="normal" fo:text-transform="none" fo:color="#007bff" loext:opacity="100%" style:text-line-through-style="none" style:text-line-through-type="none" style:font-name="apple-system" fo:font-size="9.60000038146973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7bff" loext:opacity="100%" style:text-line-through-style="none" style:text-line-through-type="none" style:font-name="apple-system" fo:font-size="7.19999980926514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derstanding the developmental models</text:p>
      <text:p text:style-name="P13">The goals of this maturity model are to describe how Apache projects operate in a concise and high-level way, and to provide a basic framework that projects may choose to use to evaluate themselves.</text:p>
      <text:p text:style-name="P12">It is usable outside of the ASF as well, for projects that might want to adopt some or all of these principles. Projects that envision moving to the ASF at some point might start working towards this to prepare for their move.</text:p>
      <text:p text:style-name="P12">It does not describe all the details of how our projects operate, but aims to capture the invariants of Apache projects and point to additional information where needed. To be as concise as possible we use footnotes for anything that’s not part of the core model.</text:p>
      <text:p text:style-name="P12">Contrary to other maturity models, we do not define staged partial compliance levels. A mature Apache project complies with all the elements of this model, and other projects are welcome to adopt the elements that suit their goals.</text:p>
      <text:p text:style-name="P12">Note that we try to avoid using the word “must” below. The model describes the state of a mature project, as opposed to a set of rules.</text:p>
      <text:p text:style-name="P12">Projects which incubate at the ASF might not fit into all the parts of this model; however a major goal of incubation is to bring the project’s community closer to it.</text:p>
      <text:p text:style-name="P15"><text:span text:style-name="T11">We welcome questions and feedback about this model on the </text:span><text:a xlink:type="simple" xlink:href="https://lists.apache.org/list.html?dev@community.apache.org" office:target-frame-name="_blank" xlink:show="new" text:style-name="Internet_20_link" text:visited-style-name="Visited_20_Internet_20_Link"><text:span text:style-name="T12">comdev mailing list</text:span></text:a><text:span text:style-name="T11">.</text:span></text:p>
      <text:h text:style-name="P1" text:outline-level="1"><text:bookmark text:name="the-apache-project-maturity-model"/>The Apache Project Maturity Model </text:h>
      <text:p text:style-name="P12">Each item in the model has a unique ID to allow it to be easily referenced elsewhere.</text:p>
      <text:h text:style-name="P2" text:outline-level="2"><text:bookmark text:name="code"/>Code </text:h>
      <text:p text:style-name="P6"><text:bookmark text:name="CD10"/>CD10</text:p>
      <text:p text:style-name="P5"><text:span text:style-name="T11">The project produces Open Source software for distribution to the public, at no charge. </text:span><text:bookmark text:name="fndef-a2e0cd066fd8f45af4e87bcdbf8d9abd3ad40872-0"/><text:a xlink:type="simple" xlink:href="https://community.apache.org/apache-way/apache-project-maturity-model.html#fnref-a2e0cd066fd8f45af4e87bcdbf8d9abd3ad40872" text:style-name="Internet_20_link" text:visited-style-name="Visited_20_Internet_20_Link"><text:span text:style-name="T13">1</text:span></text:a></text:p>
      <text:p text:style-name="P7"><text:bookmark text:name="CD20"/>CD20</text:p>
      <text:p text:style-name="P4">Anyone can easily discover and access the project's code.</text:p>
      <text:p text:style-name="P7"><text:bookmark text:name="CD30"/>CD30</text:p>
      <text:p text:style-name="P4">Anyone using standard, widely-available tools, can build the code in a reproducible way.</text:p>
      <text:p text:style-name="P7"><text:bookmark text:name="CD40"/>CD40</text:p>
      <text:p text:style-name="P4">The full history of the project's code is available via a source code control system, in a way that allows anyone to recreate any released version.</text:p>
      <text:p text:style-name="P7"><text:bookmark text:name="CD50"/>CD50</text:p>
      <text:p text:style-name="P4">The source code control system establishes the provenance of each line of code in a reliable way, based on strong authentication of the committer. When third parties contribute code, commit messages provide reliable information about the code provenance. </text:p>
      <text:p text:style-name="P8"/>
      <text:p text:style-name="P9"><text:span text:style-name="T1">L</text:span>icensing, mode of funding</text:p>
      <text:p text:style-name="P14"><text:span text:style-name="T2">The Apache License is </text:span><text:a xlink:type="simple" xlink:href="https://en.wikipedia.org/wiki/Permissive_free_software_license" text:style-name="Internet_20_link" text:visited-style-name="Visited_20_Internet_20_Link"><text:span text:style-name="T3">permissive</text:span></text:a><text:span text:style-name="T2">; unlike </text:span><text:a xlink:type="simple" xlink:href="https://en.wikipedia.org/wiki/Copyleft" text:style-name="Internet_20_link" text:visited-style-name="Visited_20_Internet_20_Link"><text:span text:style-name="T3">copyleft</text:span></text:a><text:span text:style-name="T2"> licenses, it does not require a </text:span><text:a xlink:type="simple" xlink:href="https://en.wikipedia.org/wiki/Derivative_work" text:style-name="Internet_20_link" text:visited-style-name="Visited_20_Internet_20_Link"><text:span text:style-name="T3">derivative work</text:span></text:a><text:span text:style-name="T2"> of the software, or modifications to the original, to be distributed using the same license. It still requires application of the same license to all unmodified parts. In every licensed file, original copyright, patent, trademark, and attribution notices must be preserved (excluding notices that do not pertain to any part of the derivative works). In every licensed file changed, a notification must be added stating that changes have been made to that file.</text:span></text:p>
      <text:p text:style-name="P10"><text:span text:style-name="T2">If a </text:span><text:span text:style-name="Source_20_Text"><text:span text:style-name="T5">NOTICE</text:span></text:span><text:span text:style-name="T2"> text file is included as part of the distribution of the original work, then derivative works must include a readable copy of these notices within a </text:span><text:span text:style-name="Source_20_Text"><text:span text:style-name="T5">NOTICE</text:span></text:span><text:span text:style-name="T2"> text file distributed as part of the derivative works, within the source form or documentation, or within a display generated by the derivative works (wherever such third-party notices normally appear).</text:span></text:p>
      <text:p text:style-name="P10"><text:span text:style-name="T2">The contents of the </text:span><text:span text:style-name="Source_20_Text"><text:span text:style-name="T5">NOTICE</text:span></text:span><text:span text:style-name="T2"> file do not modify the license, as they are for informational purposes only, and adding more attribution notices as addenda to the </text:span><text:span text:style-name="Source_20_Text"><text:span text:style-name="T5">NOTICE</text:span></text:span><text:span text:style-name="T2"> text is permissible, provided that these notices cannot be understood as modifying the license. Modifications may have appropriate copyright notices, and may provide different license terms for the modifications.</text:span></text:p>
      <text:p text:style-name="P11">Unless explicitly stated otherwise, any contributions submitted by a licensee to a licensor will be under the terms of the license without any terms and conditions, but this does not preclude any separate agreements with the licensor regarding these contributions.</text:p>
      <text:h text:style-name="P3" text:outline-level="3"><text:bookmark text:name="Apache_License_2.0"/><text:span text:style-name="T6">Apache License 2.0</text:span><text:span text:style-name="T10">[</text:span><text:a xlink:type="simple" xlink:href="https://en.wikipedia.org/w/index.php?title=Apache_License&amp;action=edit&amp;section=3" text:style-name="Internet_20_link" text:visited-style-name="Visited_20_Internet_20_Link"><text:span text:style-name="T4">edit source</text:span></text:a><text:span text:style-name="T10">]</text:span></text:h>
      <text:p text:style-name="P10"><text:span text:style-name="T2">The Apache License 2.0 attempts to forestall potential patent litigation in Section 3. The user is granted a patent license from each contributor to "make, have made, use, offer to sell, sell, import, and otherwise transfer the Work." Through an </text:span><text:a xlink:type="simple" xlink:href="https://en.wikipedia.org/wiki/In_terrorem" text:style-name="Internet_20_link" text:visited-style-name="Visited_20_Internet_20_Link"><text:span text:style-name="T3">in terrorem</text:span></text:a><text:span text:style-name="T2"> clause, if the user sues anyone alleging that the software or a contribution within it constitutes patent infringement, any such patent licenses for that work are terminated.</text:span></text:p>
      <text:p text:style-name="P8"/>
      <text:p text:style-name="P9"><text:span text:style-name="T1">C</text:span>ommercial/non-commercial use</text:p>
      <text:p text:style-name="P8"><text:span text:style-name="Strong_20_Emphasis"><text:span text:style-name="T8">Commercial use</text:span></text:span><text:span text:style-name="T9"> </text:span><text:span text:style-name="T7">is any reproduction or purpose that is marketed, promoted, or sold and incorporates a financial transaction. Examples include, but are not limited to, merchandise, books for sale (including textbooks), apps that will be sold or have advertising, periodicals and journals with paid subscriptions, TV programs and commercial films, advertisements, websites that sell images, and cause-related marketing.</text:span> </text:p>
      <text:p text:style-name="P8"/>
      <text:p text:style-name="P8"/>
      <text:p text:style-name="P8"/>
      <text:p text:style-name="P8"><text:span text:style-name="Strong_20_Emphasis"><text:span text:style-name="T8">Non-commercial use</text:span></text:span><text:span text:style-name="T9"> </text:span><text:span text:style-name="T7">encompasses a wide range of exciting possibilities—including artistic, educational, scholarly, and personal projects that will not be marketed, promoted, or sold. Examples include, but are not limited to, presentations, research, tattoos, sixth-grade science fair projects, tablet backgrounds, free and ad-free apps, GIFs, holiday centerpieces, Halloween costumes, decoupage, inspiration boards, and shower curtains.</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apple-system" svg:font-family="apple-system, BlinkMacSystemFont, 'Segoe UI', Roboto, 'Helvetica Neue', Arial, 'Noto Sans', 'Liberation Sans', sans-serif, 'Apple Color Emoji', 'Segoe UI Emoji', 'Segoe UI Symbol', 'Noto Color Emoji'"/>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8T09:09:21.508000000</meta:creation-date>
    <dc:date>2023-09-08T09:23:24.948000000</dc:date>
    <meta:editing-duration>PT14M5S</meta:editing-duration>
    <meta:editing-cycles>1</meta:editing-cycles>
    <meta:document-statistic meta:table-count="0" meta:image-count="0" meta:object-count="0" meta:page-count="3" meta:paragraph-count="31" meta:word-count="801" meta:character-count="5056" meta:non-whitespace-character-count="4282"/>
    <meta:generator>LibreOffice/7.5.5.2$Windows_X86_64 LibreOffice_project/ca8fe7424262805f223b9a2334bc7181abbcbf5e</meta:generator>
  </office:meta>
</office:document-meta>
</file>